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Radial_20_green_2f_black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000000" draw:fill="gradient" draw:fill-gradient-name="Gradient_20_1" draw:fill-hatch-name="Hatching_20_2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00" draw:fill="solid" draw:fill-color="#9966cc" draw:fill-gradient-name="Square_20_yellow_2f_white" draw:fill-hatch-name="Black_20_45_20_Degrees_20_Wide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fill="solid" draw:fill-color="#00dcff" draw:fill-gradient-name="Square_20_yellow_2f_white" draw:fill-hatch-name="Black_20_45_20_Degrees_20_Wide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gradient" draw:fill-color="#e6e6e6" draw:fill-gradient-name="Linear_20_magenta_2f_green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dash" draw:stroke-dash="_32__20_Dots_20_1_20_Dash" svg:stroke-width="0.05cm" svg:stroke-color="#ff0000" draw:marker-start-width="0.4cm" draw:marker-end-width="0.4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Ultrafine_20_2_20_Dots_20_3_20_Dashes" draw:fill="solid"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fill="hatch" draw:fill-color="#cccccc" draw:fill-hatch-name="Black_20_45_20_Degrees_20_Wide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color="#b3b3b3" draw:fill-gradient-name="Radial_20_green_2f_black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svg:stroke-color="#008000" draw:marker-start="Arrow" draw:marker-start-width="0.4cm" draw:marker-end="Circle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Ultrafine_20_2_20_Dots_20_3_20_Dashes" svg:stroke-width="0.05cm" svg:stroke-color="#ff0000" draw:marker-start-width="0.38cm" draw:marker-end-width="0.38cm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1cm" svg:stroke-color="#008000" draw:marker-start="Arrow" draw:marker-start-width="0.45cm" draw:marker-end="Arrow" draw:marker-end-width="0.45cm" draw:stroke-linejoin="none" draw:fill="gradient" draw:fill-gradient-name="Radial_20_green_2f_black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draw:stroke-dash="Ultrafine_20_Dashed" svg:stroke-width="0.1cm" svg:stroke-color="#666666" draw:marker-start="Arrow" draw:marker-start-width="0.45cm" draw:marker-end="Arrow" draw:marker-end-width="0.45cm" draw:fill="gradient" draw:fill-gradient-name="Radial_20_green_2f_black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Ultrafine_20_2_20_Dots_20_3_20_Dashes" svg:stroke-width="0.05cm" svg:stroke-color="#ff0000" draw:marker-start-width="0.38cm" draw:marker-end-width="0.38cm" draw:fill="solid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draw:fill-color="#cfe7e5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0.5pt" fo:text-shadow="1pt 1pt" fo:font-weight="bold" style:font-family-asian="Arial" style:font-family-generic-asian="swiss" style:font-pitch-asian="variable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fo:font-family="Arial" style:font-family-generic="swiss" style:font-pitch="variable" fo:font-size="12pt" fo:text-shadow="1pt 1pt" fo:font-weight="bold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新宋体" style:font-family-generic="modern" style:font-pitch="fixed" fo:font-size="10.5pt" style:font-family-asian="新宋体" style:font-family-generic-asian="modern" style:font-pitch-asian="fixed" style:font-size-asian="10.5pt" style:font-size-complex="10.5pt"/>
    </style:style>
    <style:style style:name="P5" style:family="paragraph">
      <style:paragraph-properties fo:text-align="center">
        <style:tab-stops>
          <style:tab-stop style:position="7.008cm"/>
        </style:tab-stops>
      </style:paragraph-properties>
    </style:style>
    <style:style style:name="P6" style:family="paragraph">
      <style:paragraph-properties fo:text-align="center"/>
      <style:text-properties fo:font-family="宋体" style:font-pitch="variable" fo:font-size="14pt" fo:text-shadow="1pt 1pt" fo:font-weight="bold" style:font-family-asian="宋体" style:font-pitch-asian="variable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family="宋体" style:font-pitch="variable" fo:font-size="14pt" fo:font-weight="bold" style:font-family-asian="宋体" style:font-pitch-asian="variable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008000" fo:font-family="Arial" style:font-family-generic="swiss" style:font-pitch="variable" fo:font-size="12pt" fo:font-weight="bold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family="宋体" style:font-pitch="variable" fo:font-size="10.5pt" style:font-family-asian="宋体" style:font-pitch-asian="variable" style:font-size-asian="10.5pt" style:font-size-complex="10.5pt"/>
    </style:style>
    <style:style style:name="P10" style:family="paragraph">
      <style:paragraph-properties fo:text-align="center"/>
      <style:text-properties fo:font-family="宋体" style:font-pitch="variable" fo:font-size="10.5pt" fo:text-shadow="1pt 1pt" style:font-family-asian="宋体" style:font-pitch-asian="variable" style:font-size-asian="10.5pt" style:font-size-complex="10.5pt"/>
    </style:style>
    <style:style style:name="P11" style:family="paragraph">
      <style:paragraph-properties fo:text-align="center"/>
      <style:text-properties fo:color="#000000" fo:font-family="新宋体" style:font-family-generic="modern" style:font-pitch="fixed" fo:font-size="10.5pt" fo:text-shadow="1pt 1pt" fo:font-weight="bold" style:font-family-asian="新宋体" style:font-family-generic-asian="modern" style:font-pitch-asian="fixed" style:font-size-asian="10.5pt" style:font-weight-asian="bold" style:font-size-complex="10.5pt" style:font-weight-complex="bold"/>
    </style:style>
    <style:style style:name="P12" style:family="paragraph">
      <style:paragraph-properties fo:text-align="center"/>
      <style:text-properties fo:color="#00ae00" fo:font-family="新宋体" style:font-family-generic="modern" style:font-pitch="fixed" fo:font-size="10.5pt" fo:text-shadow="1pt 1pt" fo:font-weight="bold" style:font-family-asian="新宋体" style:font-family-generic-asian="modern" style:font-pitch-asian="fixed" style:font-size-asian="10.5pt" style:font-weight-asian="bold" style:font-size-complex="10.5pt" style:font-weight-complex="bold"/>
    </style:style>
    <style:style style:name="T1" style:family="text">
      <style:text-properties fo:font-family="Arial" style:font-family-generic="swiss" style:font-pitch="variable" fo:font-size="10.5pt" fo:text-shadow="1pt 1pt" fo:font-weight="bold" style:font-family-asian="Arial" style:font-family-generic-asian="swiss" style:font-pitch-asian="variable" style:font-size-asian="10.5pt" style:font-weight-asian="bold" style:font-size-complex="10.5pt" style:font-weight-complex="bold"/>
    </style:style>
    <style:style style:name="T2" style:family="text">
      <style:text-properties fo:font-family="Cambria" style:font-style-name="Regular" style:font-family-generic="roman" fo:font-size="10.5pt" fo:text-shadow="1pt 1pt" fo:font-weight="bold" style:font-family-asian="Cambria" style:font-style-name-asian="Regular" style:font-family-generic-asian="roman" style:font-size-asian="10.5pt" style:font-weight-asian="bold" style:font-family-complex="Cambria" style:font-style-name-complex="Regular" style:font-family-generic-complex="roman" style:font-size-complex="10.5pt" style:font-weight-complex="bold"/>
    </style:style>
    <style:style style:name="T3" style:family="text">
      <style:text-properties fo:font-family="Cambria" style:font-style-name="Regular" style:font-family-generic="roman" fo:font-size="10.5pt" fo:text-shadow="1pt 1pt" fo:font-weight="normal" style:font-family-asian="Cambria" style:font-style-name-asian="Regular" style:font-family-generic-asian="roman" style:font-size-asian="10.5pt" style:font-weight-asian="normal" style:font-family-complex="Cambria" style:font-style-name-complex="Regular" style:font-family-generic-complex="roman" style:font-size-complex="10.5pt" style:font-weight-complex="normal"/>
    </style:style>
    <style:style style:name="T4" style:family="text">
      <style:text-properties fo:font-family="Arial" style:font-family-generic="swiss" style:font-pitch="variable" fo:font-size="10.5pt" fo:text-shadow="1pt 1pt" fo:font-weight="bold" style:font-family-asian="Arial" style:font-family-generic-asian="swiss" style:font-pitch-asian="variable" style:font-size-asian="10.5pt" style:font-weight-asian="bold" style:font-family-complex="Cambria" style:font-style-name-complex="Regular" style:font-family-generic-complex="roman" style:font-size-complex="10.5pt" style:font-weight-complex="bold"/>
    </style:style>
    <style:style style:name="T5" style:family="text">
      <style:text-properties fo:font-family="Arial" style:font-family-generic="swiss" style:font-pitch="variable" fo:font-size="12pt" fo:text-shadow="1pt 1pt" fo:font-weight="bold" style:font-family-asian="Arial" style:font-family-generic-asian="swiss" style:font-pitch-asian="variable" style:font-size-asian="12pt" style:font-weight-asian="bold" style:font-family-complex="Cambria" style:font-style-name-complex="Regular" style:font-family-generic-complex="roman" style:font-size-complex="12pt" style:font-weight-complex="bold"/>
    </style:style>
    <style:style style:name="T6" style:family="text">
      <style:text-properties fo:font-family="宋体" style:font-pitch="variable" fo:font-size="14pt" fo:text-shadow="1pt 1pt" fo:font-weight="bold" style:font-family-asian="宋体" style:font-pitch-asian="variable" style:font-size-asian="14pt" style:font-weight-asian="bold" style:font-size-complex="14pt" style:font-weight-complex="bold"/>
    </style:style>
    <style:style style:name="T7" style:family="text">
      <style:text-properties fo:font-family="宋体" style:font-style-name="Regular" fo:font-size="10.5pt" fo:font-weight="normal" style:font-family-asian="宋体" style:font-style-name-asian="Regular" style:font-size-asian="10.5pt" style:font-weight-asian="normal" style:font-family-complex="宋体" style:font-style-name-complex="Regular" style:font-size-complex="10.5pt" style:font-weight-complex="normal"/>
    </style:style>
    <style:style style:name="T8" style:family="text">
      <style:text-properties fo:font-family="宋体" style:font-pitch="variable" fo:font-size="16pt" style:font-family-asian="宋体" style:font-pitch-asian="variable" style:font-size-asian="16pt" style:font-size-complex="16pt"/>
    </style:style>
    <style:style style:name="T9" style:family="text">
      <style:text-properties fo:font-family="新宋体" style:font-family-generic="modern" style:font-pitch="fixed" fo:font-size="10.5pt" style:font-family-asian="新宋体" style:font-family-generic-asian="modern" style:font-pitch-asian="fixed" style:font-size-asian="10.5pt" style:font-size-complex="10.5pt"/>
    </style:style>
    <style:style style:name="T10" style:family="text">
      <style:text-properties fo:font-family="宋体" style:font-style-name="Regular" fo:font-size="10.5pt" fo:text-shadow="1pt 1pt" fo:font-weight="normal" style:font-family-asian="宋体" style:font-style-name-asian="Regular" style:font-size-asian="10.5pt" style:font-weight-asian="normal" style:font-family-complex="宋体" style:font-style-name-complex="Regular" style:font-size-complex="10.5pt" style:font-weight-complex="normal"/>
    </style:style>
    <style:style style:name="T11" style:family="text">
      <style:text-properties fo:font-family="宋体" style:font-pitch="variable" fo:font-size="14pt" fo:font-weight="bold" style:font-family-asian="宋体" style:font-pitch-asian="variable" style:font-size-asian="14pt" style:font-weight-asian="bold" style:font-size-complex="14pt" style:font-weight-complex="bold"/>
    </style:style>
    <style:style style:name="T12" style:family="text">
      <style:text-properties fo:color="#008000" fo:font-family="Arial" style:font-family-generic="swiss" style:font-pitch="variable" fo:font-size="12pt" fo:font-weight="bold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T13" style:family="text">
      <style:text-properties fo:font-family="宋体" style:font-pitch="variable" fo:font-size="10.5pt" style:font-family-asian="宋体" style:font-pitch-asian="variable" style:font-size-asian="10.5pt" style:font-size-complex="10.5pt"/>
    </style:style>
    <style:style style:name="T14" style:family="text">
      <style:text-properties fo:font-family="宋体" style:font-pitch="variable" fo:font-size="10.5pt" fo:text-shadow="1pt 1pt" style:font-family-asian="宋体" style:font-pitch-asian="variable" style:font-size-asian="10.5pt" style:font-size-complex="10.5pt"/>
    </style:style>
    <style:style style:name="T15" style:family="text">
      <style:text-properties fo:color="#000000" fo:font-family="新宋体" style:font-family-generic="modern" style:font-pitch="fixed" fo:font-size="10.5pt" fo:text-shadow="1pt 1pt" fo:font-weight="bold" style:font-family-asian="新宋体" style:font-family-generic-asian="modern" style:font-pitch-asian="fixed" style:font-size-asian="10.5pt" style:font-weight-asian="bold" style:font-size-complex="10.5pt" style:font-weight-complex="bold"/>
    </style:style>
    <style:style style:name="T16" style:family="text">
      <style:text-properties fo:color="#00ae00" fo:font-family="新宋体" style:font-family-generic="modern" style:font-pitch="fixed" fo:font-size="10.5pt" fo:text-shadow="1pt 1pt" fo:font-weight="bold" style:font-family-asian="新宋体" style:font-family-generic-asian="modern" style:font-pitch-asian="fixe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4Studio平台技术架构图" draw:style-name="dp1" draw:master-page-name="Default">
        <draw:custom-shape draw:style-name="gr1" draw:text-style-name="P2" draw:layer="layout" svg:width="16.5cm" svg:height="1cm" svg:x="2.5cm" svg:y="12.3cm">
          <text:p text:style-name="P1"><text:span text:style-name="T1">系统基础设施/</text:span><text:span text:style-name="T1">Internet/Intranet</text:span><text:span text:style-name="T2"> </text:span><text:span text:style-name="T3">①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cm" svg:height="1cm" svg:x="2.5cm" svg:y="11.3cm">
          <text:p text:style-name="P1"><text:span text:style-name="T1">服务器端操作系统:</text:span><text:span text:style-name="T1">Windows/Linux/HP-Unix/IBM-AIX</text:span><text:span text:style-name="T3">②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cm" svg:height="1cm" svg:x="2.5cm" svg:y="10.3cm">
          <text:p text:style-name="P1"><text:span text:style-name="T1">应用服务器中间件:</text:span><text:span text:style-name="T4">WebLogic/Tomcat/Jetty/G4Server...</text:span><text:span text:style-name="T5"> </text:span><text:span text:style-name="T3">③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5cm" svg:height="1cm" svg:x="12.5cm" svg:y="10.3cm">
          <text:p text:style-name="P1"><text:span text:style-name="T4">数据库中间件:</text:span><text:span text:style-name="T2">Oracle/MySQL/H2④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9cm" svg:x="15cm" svg:y="1.3cm">
          <text:p text:style-name="P1"><text:span text:style-name="T6">生命周期</text:span><text:span text:style-name="T7">⑦</text:span><text:span text:style-name="T8"><text:line-break/></text:span><text:span text:style-name="T8"><text:line-break/></text:span><text:span text:style-name="T8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extrusion="false" draw:type="rectangle" draw:enhanced-path="M 0 0 L 21600 0 21600 21600 0 21600 0 0 Z N"/>
        </draw:custom-shape>
        <draw:custom-shape draw:style-name="gr6" draw:text-style-name="P4" draw:layer="layout" svg:width="3.5cm" svg:height="1cm" svg:x="15.3cm" svg:y="2.8cm">
          <text:p text:style-name="P1"><text:span text:style-name="T9">业务建模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cm" svg:height="1cm" svg:x="15.3cm" svg:y="4cm">
          <text:p text:style-name="P1"><text:span text:style-name="T9">流程建模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cm" svg:height="1cm" svg:x="15.3cm" svg:y="5.2cm">
          <text:p text:style-name="P1"><text:span text:style-name="T9">业务集成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1cm" svg:x="15.3cm" svg:y="6.5cm">
          <text:p text:style-name="P1"><text:span text:style-name="T9">设计开发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1cm" svg:x="15.3cm" svg:y="7.8cm">
          <text:p text:style-name="P1"><text:span text:style-name="T9">运行测试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1cm" svg:x="15.3cm" svg:y="9.1cm">
          <text:p text:style-name="P1"><text:span text:style-name="T9">应用部署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2.5cm" svg:height="6.5cm" svg:x="2.5cm" svg:y="3.8cm">
          <text:p text:style-name="P5"><text:span text:style-name="T6"><text:line-break/></text:span><text:span text:style-name="T6">应用框架&amp;技术组件库</text:span><text:span text:style-name="T10">⑤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2.5cm" svg:height="2.5cm" svg:x="2.5cm" svg:y="1.3cm">
          <text:p text:style-name="P1"><text:span text:style-name="T11"><text:line-break/></text:span><text:span text:style-name="T6">业务组件库</text:span><text:span text:style-name="T10">⑥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2cm" svg:y1="1.2cm" svg:x2="1.986cm" svg:y2="13.373cm">
          <text:p text:style-name="P1"><text:span text:style-name="T12">G4Studio</text:span><text:span text:style-name="T12">生命线</text:span></text:p>
        </draw:line>
        <draw:custom-shape draw:style-name="gr11" draw:text-style-name="P9" draw:layer="layout" svg:width="3.5cm" svg:height="1cm" svg:x="3cm" svg:y="2.3cm">
          <text:p text:style-name="P1"><text:span text:style-name="T13">企业组织机构</text:span><text:span text:style-name="T13"><text:line-break/></text:span><text:span text:style-name="T13">能力模型参考实现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7cm" svg:height="1cm" svg:x="7.1cm" svg:y="2.3cm">
          <text:p text:style-name="P1"><text:span text:style-name="T13">系统管理及</text:span><text:span text:style-name="T13"><text:line-break/></text:span><text:span text:style-name="T13">权限模型参考实现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1cm" svg:x="11.3cm" svg:y="2.3cm">
          <text:p text:style-name="P1"><text:span text:style-name="T13">通用业务参考实现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0.5cm" svg:x="10.1cm" svg:y="8.8cm">
          <text:p text:style-name="P1"><text:span text:style-name="T14">数据访问组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cm" svg:height="0.5cm" svg:x="3.1cm" svg:y="9cm">
          <text:p text:style-name="P1"><text:span text:style-name="T14">报表引擎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3cm" svg:height="0.5cm" svg:x="6.6cm" svg:y="8cm">
          <text:p text:style-name="P1"><text:span text:style-name="T14">安全引擎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cm" svg:height="0.5cm" svg:x="6.6cm" svg:y="8.8cm">
          <text:p text:style-name="P1"><text:span text:style-name="T14">流程引擎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cm" svg:height="0.5cm" svg:x="6.6cm" svg:y="9.6cm">
          <text:p text:style-name="P1"><text:span text:style-name="T14">规则引擎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3cm" svg:height="0.5cm" svg:x="10.1cm" svg:y="6.5cm">
          <text:p text:style-name="P1"><text:span text:style-name="T14">监控分析组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3cm" svg:height="0.5cm" svg:x="10.1cm" svg:y="7.2cm">
          <text:p text:style-name="P1"><text:span text:style-name="T14">日志审计组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3cm" svg:height="0.5cm" svg:x="10.1cm" svg:y="8cm">
          <text:p text:style-name="P1"><text:span text:style-name="T14">业务服务组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1" draw:layer="layout" svg:x1="2.9cm" svg:y1="4.9cm" svg:x2="14.4cm" svg:y2="4.9cm">
          <text:p text:style-name="P1"><text:span text:style-name="T15">服务总线</text:span></text:p>
        </draw:line>
        <draw:line draw:style-name="gr18" draw:text-style-name="P12" draw:layer="layout" svg:x1="2.8cm" svg:y1="5.8cm" svg:x2="14.6cm" svg:y2="5.8cm">
          <text:p text:style-name="P1"><text:span text:style-name="T16">数据总线</text:span></text:p>
        </draw:line>
        <draw:custom-shape draw:style-name="gr19" draw:text-style-name="P10" draw:layer="layout" svg:width="3cm" svg:height="0.5cm" svg:x="10.1cm" svg:y="9.6cm">
          <text:p text:style-name="P1"><text:span text:style-name="T14">数据缓存服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cm" svg:height="0.5cm" svg:x="3.1cm" svg:y="6.6cm">
          <text:p text:style-name="P1"><text:span text:style-name="T14">G4UI</text:span><text:span text:style-name="T14">标签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3cm" svg:height="0.5cm" svg:x="3.1cm" svg:y="9.6cm">
          <text:p text:style-name="P1"><text:span text:style-name="T14">模板引擎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cm" svg:height="0.5cm" svg:x="3.1cm" svg:y="7.2cm">
          <text:p text:style-name="P1"><text:span text:style-name="T14">Ext JS</text:span><text:span text:style-name="T14">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3cm" svg:height="0.5cm" svg:x="6.6cm" svg:y="6.5cm">
          <text:p text:style-name="P1"><text:span text:style-name="T14">数据资料转换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3cm" svg:height="0.5cm" svg:x="6.6cm" svg:y="7.2cm">
          <text:p text:style-name="P1"><text:span text:style-name="T14">协议适配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cm" svg:height="0.5cm" svg:x="3.1cm" svg:y="8.4cm">
          <text:p text:style-name="P1"><text:span text:style-name="T14">SWT/JFace</text:span><text:span text:style-name="T14">图形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1cm" svg:height="3.8cm" svg:x="13.5cm" svg:y="6.4cm">
          <text:p text:style-name="P1"><text:span text:style-name="T14">平</text:span><text:span text:style-name="T14"><text:line-break/></text:span><text:span text:style-name="T14">台</text:span><text:span text:style-name="T14"><text:line-break/></text:span><text:span text:style-name="T14">辅</text:span><text:span text:style-name="T14"><text:line-break/></text:span><text:span text:style-name="T14">助</text:span><text:span text:style-name="T14"><text:line-break/></text:span><text:span text:style-name="T14">开</text:span><text:span text:style-name="T14"><text:line-break/></text:span><text:span text:style-name="T14">发</text:span><text:span text:style-name="T14"><text:line-break/></text:span><text:span text:style-name="T14">插</text:span><text:span text:style-name="T14"><text:line-break/></text:span><text:span text:style-name="T14">件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9.5cm" svg:height="0.5cm" svg:x="6cm" svg:y="13.5cm">
          <text:p text:style-name="P1"><text:span text:style-name="T14">图2 </text:span><text:span text:style-name="T14">G4Studio</text:span><text:span text:style-name="T14">平台技术架构总体结构图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cm" svg:height="0.5cm" svg:x="3.1cm" svg:y="7.8cm">
          <text:p text:style-name="P1"><text:span text:style-name="T14">静态资源管理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cccc" draw:end-color="#eafff5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Radial_20_green_2f_black" draw:display-name="Radial green/black" draw:style="radial" draw:cx="35%" draw:cy="30%" draw:start-color="#008000" draw:end-color="#c0c0c0" draw:start-intensity="100%" draw:end-intensity="100%" draw:border="3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45_20_Degrees_20_Wide" draw:display-name="Black 45 Degrees Wide" draw:style="single" draw:color="#008000" draw:distance="0.51cm" draw:rotation="450"/>
    <draw:hatch draw:name="Hatch_20_1" draw:display-name="Hatch 1" draw:style="single" draw:color="#000000" draw:distance="0.02cm" draw:rotation="0"/>
    <draw:hatch draw:name="Hatching_20_2" draw:display-name="Hatching 2" draw:style="single" draw:color="#aecf00" draw:distance="0.7cm" draw:rotation="13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H16M21S</meta:editing-duration>
    <meta:editing-cycles>151</meta:editing-cycles>
    <meta:generator>LibreOffice/3.4$Win32 LibreOffice_project/340m1$Build-12</meta:generator>
    <dc:date>2011-11-30T21:47:10.25</dc:date>
    <meta:document-statistic meta:object-count="37"/>
  </office:meta>
</office:document-meta>
</file>